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0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ffffff" style:font-name="Segoe UI1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48cm">
          <draw:text-box>
            <text:p text:style-name="P1"><text:span text:style-name="T1">HYMN #596</text:span></text:p>
            <text:p text:style-name="P1"><text:span text:style-name="T2">“</text:span><text:span text:style-name="T2">All Christians Who Have Been Baptiz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146cm" svg:height="7.011cm" svg:x="1.524cm" svg:y="0.609cm">
          <draw:text-box>
            <text:p text:style-name="P1"><text:span text:style-name="T3">1. </text:span><text:span text:style-name="T4">All Christians who have been baptized,</text:span><text:span text:style-name="T4"><text:line-break/></text:span><text:span text:style-name="T4">Who know the God of heaven,</text:span><text:span text:style-name="T4"><text:line-break/></text:span><text:span text:style-name="T4">And in whose daily life is prized</text:span><text:span text:style-name="T4"><text:line-break/></text:span><text:span text:style-name="T4">The name of Christ once given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6" draw:layer="layout" svg:width="25.146cm" svg:height="5.321cm" svg:x="1.48cm" svg:y="0.655cm">
          <draw:text-box>
            <text:p text:style-name="P1"><text:span text:style-name="T4">Consider now what God has done,</text:span><text:span text:style-name="T4"><text:line-break/></text:span><text:span text:style-name="T4">The gifts He gives to ev’ryone</text:span><text:span text:style-name="T4"><text:line-break/></text:span><text:span text:style-name="T4">Baptized into Christ Jes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3">2. </text:span><text:span text:style-name="T4">You were before your day of birth,</text:span><text:span text:style-name="T4"><text:line-break/></text:span><text:span text:style-name="T4">Indeed, from your conception, </text:span><text:span text:style-name="T4"><text:line-break/></text:span><text:span text:style-name="T4">Condemned and lost with all the earth,</text:span><text:span text:style-name="T4"><text:line-break/></text:span><text:span text:style-name="T4">None good, without excep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6" draw:layer="layout" svg:width="25.146cm" svg:height="5.321cm" svg:x="1.524cm" svg:y="0.775cm">
          <draw:text-box>
            <text:p text:style-name="P1"><text:span text:style-name="T4">For like your parents’ flesh and blood,</text:span><text:span text:style-name="T4"><text:line-break/></text:span><text:span text:style-name="T4">Turned inward from the highest good,</text:span><text:span text:style-name="T4"><text:line-break/></text:span><text:span text:style-name="T4">You constantly deni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3">3. </text:span><text:span text:style-name="T4">But all of that was washed away—</text:span><text:span text:style-name="T4"><text:line-break/></text:span><text:span text:style-name="T4">Immersed and drowned forever.</text:span><text:span text:style-name="T4"><text:line-break/></text:span><text:span text:style-name="T4">The water of your Baptism day</text:span><text:span text:style-name="T4"><text:line-break/></text:span><text:span text:style-name="T4">Restored again whate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7" draw:layer="layout" svg:width="25.146cm" svg:height="7.011cm" svg:x="1.524cm" svg:y="0.762cm">
          <draw:text-box>
            <text:p text:style-name="P1"><text:span text:style-name="T4">Old Adam and his sin destroyed</text:span><text:span text:style-name="T4"><text:line-break/></text:span><text:span text:style-name="T4">And all our sinful selves employed</text:span><text:span text:style-name="T4"><text:line-break/></text:span><text:span text:style-name="T4">According to our nature.</text:span><text:span text:style-name="T4"><text:line-break/></text:span><text:span text:style-name="T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4" draw:layer="layout" svg:width="25.146cm" svg:height="7.011cm" svg:x="1.524cm" svg:y="0.762cm">
          <draw:text-box>
            <text:p text:style-name="P1"><text:span text:style-name="T3">4. </text:span><text:span text:style-name="T4">In Baptism we now put on Christ—</text:span><text:span text:style-name="T4"><text:line-break/></text:span><text:span text:style-name="T4">Our shame is fully covered</text:span><text:span text:style-name="T4"><text:line-break/></text:span><text:span text:style-name="T4">With all that He once sacrificed</text:span><text:span text:style-name="T4"><text:line-break/></text:span><text:span text:style-name="T4">And freely for us suffe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4" draw:text-style-name="P7" draw:layer="layout" svg:width="25.146cm" svg:height="5.321cm" svg:x="1.524cm" svg:y="0.521cm">
          <draw:text-box>
            <text:p text:style-name="P1"><text:span text:style-name="T4">For here the flood of His own blood</text:span><text:span text:style-name="T4"><text:line-break/></text:span><text:span text:style-name="T4">Now makes us holy, right, and good</text:span><text:span text:style-name="T4"><text:line-break/></text:span><text:span text:style-name="T4">Before our heav’nly Fa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4" draw:layer="layout" svg:width="25.146cm" svg:height="7.011cm" svg:x="1.524cm" svg:y="0.508cm">
          <draw:text-box>
            <text:p text:style-name="P1"><text:span text:style-name="T3">5. </text:span><text:span text:style-name="T4">O Christian, firmly hold this gift </text:span><text:span text:style-name="T4"><text:line-break/></text:span><text:span text:style-name="T4">And give God thanks forever!</text:span><text:span text:style-name="T4"><text:line-break/></text:span><text:span text:style-name="T4">It gives the power to uplift</text:span><text:span text:style-name="T4"><text:line-break/></text:span><text:span text:style-name="T4">In all that you ende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5" draw:text-style-name="P7" draw:layer="layout" svg:width="25.654cm" svg:height="5.487cm" svg:x="1.27cm" svg:y="0.863cm">
          <draw:text-box>
            <text:p text:style-name="P1"><text:span text:style-name="T4">When nothing else revives your soul,</text:span><text:span text:style-name="T4"><text:line-break/></text:span><text:span text:style-name="T4">Your Baptism stands </text:span><text:span text:style-name="T5">and makes you whole</text:span><text:span text:style-name="T4"><text:line-break/></text:span><text:span text:style-name="T4">And then in death completes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4" draw:layer="layout" svg:width="25.146cm" svg:height="7.011cm" svg:x="1.568cm" svg:y="0.743cm">
          <draw:text-box>
            <text:p text:style-name="P1"><text:span text:style-name="T3">6. </text:span><text:span text:style-name="T4">So use it well! You are made new—</text:span><text:span text:style-name="T4"><text:line-break/></text:span><text:span text:style-name="T4">In Christ a new creation!</text:span><text:span text:style-name="T4"><text:line-break/></text:span><text:span text:style-name="T4">As faithful Christians, live and do</text:span><text:span text:style-name="T4"><text:line-break/></text:span><text:span text:style-name="T4">Within your own vocatio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6" draw:text-style-name="P6" draw:layer="layout" svg:width="25.146cm" svg:height="14.333cm" svg:x="1.524cm" svg:y="0.762cm">
          <draw:text-box>
            <text:p text:style-name="P1"><text:span text:style-name="T4">Until that day when you possess </text:span><text:span text:style-name="T4"><text:line-break/></text:span><text:span text:style-name="T4">His glorious robe of righteousness</text:span><text:span text:style-name="T4"><text:line-break/></text:span><text:span text:style-name="T4">Bestowed on you forever!</text:span></text:p>
            <text:p text:style-name="P8"><text:span text:style-name="T6"><text:line-break/></text:span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8">© 2004 Concordia Publishing House.</text:span></text:p>
            <text:p text:style-name="P8"><text:span text:style-name="T8">Used by permission: LSB Hymn License</text:span></text:p>
            <text:p text:style-name="P8"><text:span text:style-name="T8">.NET, no. 100011038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3:27:29.848000000</meta:creation-date>
    <dc:title>Hymn template</dc:title>
    <meta:editing-duration>PT30M6S</meta:editing-duration>
    <meta:editing-cycles>17</meta:editing-cycles>
    <meta:generator>LibreOffice/6.0.7.3$Windows_X86_64 LibreOffice_project/dc89aa7a9eabfd848af146d5086077aeed2ae4a5</meta:generator>
    <meta:initial-creator>Arthur Hoch</meta:initial-creator>
    <dc:date>2019-01-10T13:45:38.938000000</dc:date>
    <meta:document-statistic meta:object-count="216"/>
    <meta:template xlink:type="simple" xlink:actuate="onRequest" xlink:title="Hymn template" xlink:href="../../AppData/Roaming/LibreOffice/4/user/template/Worship%20Templsates/Hymn%20template.otp" meta:date="2015-06-02T13:27:29.598000000"/>
  </office:meta>
</office:document-meta>
</file>